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/>
    <style:font-face style:name="Lohit Marathi1" svg:font-family="'Lohit Marathi'"/>
    <style:font-face style:name="Helvetica-BoldOblique" svg:font-family="Helvetica-BoldOblique" style:font-family-generic="roman" style:font-pitch="variable"/>
    <style:font-face style:name="Liberation Serif" svg:font-family="'Liberation Serif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e74ae" officeooo:paragraph-rsid="001e74ae" style:font-weight-asian="normal" style:font-weight-complex="normal"/>
    </style:style>
    <style:style style:name="P2" style:family="paragraph" style:parent-style-name="Standard">
      <style:text-properties fo:font-weight="normal" officeooo:rsid="001e3a0c" officeooo:paragraph-rsid="001e3a0c" style:font-weight-asian="normal" style:font-weight-complex="normal"/>
    </style:style>
    <style:style style:name="P3" style:family="paragraph" style:parent-style-name="Standard">
      <style:text-properties fo:font-weight="normal" officeooo:paragraph-rsid="001e74ae" style:font-weight-asian="normal" style:font-weight-complex="normal"/>
    </style:style>
    <style:style style:name="T1" style:family="text">
      <style:text-properties officeooo:rsid="001e74ae"/>
    </style:style>
    <style:style style:name="T2" style:family="text">
      <style:text-properties style:font-name="Helvetica-BoldOblique" fo:font-size="11.5pt" style:font-size-asian="11.5pt"/>
    </style:style>
    <style:style style:name="T3" style:family="text">
      <style:text-properties style:font-name="Helvetica-BoldOblique" fo:font-size="11.5pt" officeooo:rsid="001e74ae" style:font-size-asian="11.5pt"/>
    </style:style>
    <style:style style:name="T4" style:family="text">
      <style:text-properties style:font-name="Helvetica-BoldOblique" fo:font-size="11.5pt" fo:font-weight="bold" style:font-size-asian="11.5pt" style:font-weight-asian="bold" style:font-weight-complex="bold"/>
    </style:style>
    <style:style style:name="T5" style:family="text">
      <style:text-properties style:font-name="Times-Bold" fo:font-size="13pt" style:font-size-asian="13pt"/>
    </style:style>
    <style:style style:name="T6" style:family="text">
      <style:text-properties style:font-name="Times-Bold" fo:font-size="13pt" officeooo:rsid="001e74ae" style:font-size-asian="13pt" style:font-weight-asian="normal" style:font-weight-complex="normal"/>
    </style:style>
    <style:style style:name="T7" style:family="text">
      <style:text-properties style:font-name="Times-Bold" fo:font-size="13pt" officeooo:rsid="001e74ae" style:font-size-asian="13pt"/>
    </style:style>
    <style:style style:name="T8" style:family="text">
      <style:text-properties style:font-name="Times-Bold" fo:font-size="13pt" fo:font-weight="normal" style:font-size-asian="13pt" style:font-weight-asian="normal" style:font-weight-complex="normal"/>
    </style:style>
    <style:style style:name="T9" style:family="text">
      <style:text-properties style:font-name="Times-Bold" fo:font-size="14pt" style:font-size-asian="14pt"/>
    </style:style>
    <style:style style:name="T10" style:family="text">
      <style:text-properties style:font-name="Times-Roman" fo:font-size="10.5pt" style:font-size-asian="10.5pt"/>
    </style:style>
    <style:style style:name="T11" style:family="text">
      <style:text-properties fo:font-variant="normal" fo:text-transform="none" fo:color="#000000" style:text-line-through-style="none" style:text-line-through-type="none" style:font-name="Times-Bold" fo:font-size="13pt" fo:font-style="normal" style:text-underline-style="none" fo:font-weight="bold" style:text-blinking="false" fo:background-color="transparent" loext:char-shading-value="0" style:font-size-asian="13pt"/>
    </style:style>
    <style:style style:name="T12" style:family="text">
      <style:text-properties fo:font-variant="normal" fo:text-transform="none" fo:color="#000000" style:text-line-through-style="none" style:text-line-through-type="none" style:font-name="Times-Bold" fo:font-size="13pt" fo:font-style="normal" style:text-underline-style="none" style:text-blinking="false" fo:background-color="transparent" loext:char-shading-value="0" style:font-size-asian="13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ºSlide:Título:Teoria Comportamental</text:p>
      <text:p text:style-name="P2">Imagem de Fundo:Slide1.jpg</text:p>
      <text:p text:style-name="P2">2ºSlide:<text:span text:style-name="T1">Explicar a abordagem psicologica atraves de exemplos</text:span></text:p>
      <text:p text:style-name="P1">3ºSlide:Experimento Pavlov</text:p>
      <text:p text:style-name="P1">4ºSlide:Experimento Litle Albert</text:p>
      <text:p text:style-name="P3"><text:span text:style-name="T1">5ºSlide:Transição entre Teoria Behaviorista e Teoria Comportamental(abordar as origens)<text:line-break/>6ºSlide:</text:span><text:span text:style-name="T2">Hierarquia das necessidades </text:span><text:span text:style-name="T3">de Maslow</text:span></text:p>
      <text:p text:style-name="P1"><text:span text:style-name="T2">7ºSlide:Teoria dos dois fatores de Herzberg</text:span></text:p>
      <text:p text:style-name="P1"><text:span text:style-name="T2">8ºSlide:Teoria </text:span><text:span text:style-name="T5">X e</text:span><text:span text:style-name="T9"> </text:span><text:span text:style-name="T2">Teoria </text:span><text:span text:style-name="T5">Y</text:span></text:p>
      <text:p text:style-name="P1"><text:span text:style-name="T5">9ºSlide:</text:span><text:span text:style-name="T10">A Teoria das Decisões</text:span></text:p>
      <text:p text:style-name="P3"><text:span text:style-name="T7">10ºSlide:</text:span><text:bookmark text:name="docs-internal-guid-8c67544a-eb7f-6f2b-2707-047636ce80a9"/><text:span text:style-name="T12">Caso da Atlassian</text:span></text:p>
      <text:p text:style-name="P1"><text:span text:style-name="T5">11ºSlide:Caso da HP</text:span></text:p>
      <text:p text:style-name="P1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/>
    <style:font-face style:name="Lohit Marathi1" svg:font-family="'Lohit Marathi'"/>
    <style:font-face style:name="Helvetica-BoldOblique" svg:font-family="Helvetica-BoldOblique" style:font-family-generic="roman" style:font-pitch="variable"/>
    <style:font-face style:name="Liberation Serif" svg:font-family="'Liberation Serif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16:35:26.854113682</meta:creation-date>
    <dc:date>2018-06-10T18:00:52.256576070</dc:date>
    <meta:editing-duration>PT1H14M45S</meta:editing-duration>
    <meta:editing-cycles>1</meta:editing-cycles>
    <meta:document-statistic meta:table-count="0" meta:image-count="0" meta:object-count="0" meta:page-count="1" meta:paragraph-count="11" meta:word-count="52" meta:character-count="457" meta:non-whitespace-character-count="416"/>
    <meta:generator>LibreOffice/6.0.1.1$Linux_x86 LibreOffice_project/60bfb1526849283ce2491346ed2aa51c465abfe6</meta:generator>
  </office:meta>
</office:document-meta>
</file>